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" fo:font-size="12pt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letter-spacing="normal" fo:language="ru" fo:country="RU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головок: Проверка корректного перехода по ссылке к условиям передачи информации</text:p>
      <text:p text:style-name="P1">Предусловие: <text:span text:style-name="T2">Выполнен переход к форме заполнения анкеты</text:span></text:p>
      <text:p text:style-name="P1">Шаги: <text:span text:style-name="T1">Кликанье курсором на слова «обработку личных данных»</text:span></text:p>
      <text:p text:style-name="P1"><text:span text:style-name="T1">Результат: На экране появляются условия передачи информации</text:span></text:p>
      <text:p text:style-name="P1"><text:span text:style-name="T1"/></text:p>
      <text:p text:style-name="P1">Заголовок: Проверка корректного отображения условий передачи информации</text:p>
      <text:p text:style-name="P1">Предусловие: <text:span text:style-name="T2">Выполнен переход к форме заполнения анкеты</text:span></text:p>
      <text:p text:style-name="P1">Шаги: <text:span text:style-name="T1">Кликанье курсором на слова «обработку личных данных»</text:span></text:p>
      <text:p text:style-name="P1"><text:span text:style-name="T1">Результат: На экране появляются условия передачи информации в читаемом виде, с кнопкой закрытия условий</text:span></text:p>
      <text:p text:style-name="P1"><text:span text:style-name="T1"/></text:p>
      <text:p text:style-name="P1">Заголовок: Проверка корректного возвращения от условий передачи информации обратно к самой анкете</text:p>
      <text:p text:style-name="P1">Предусловие: <text:span text:style-name="T1">Кликанье курсором на слова «обработку личных данных». На экране появляются условия передачи информации</text:span></text:p>
      <text:p text:style-name="P1">Шаги: <text:span text:style-name="T1">Кликанье курсором на кнопку закрытия условий</text:span></text:p>
      <text:p text:style-name="P1"><text:span text:style-name="T1">Результат: На экране появляется анкета</text:span></text:p>
      <text:p text:style-name="P1"><text:span text:style-name="T1"/></text:p>
      <text:p text:style-name="P1">Заголовок: Проверка возможности дать согласие на обработку данных</text:p>
      <text:p text:style-name="P1">Предусловие: <text:span text:style-name="T1">Пользователь на </text:span><text:span text:style-name="T2">форме заполнения анкеты</text:span></text:p>
      <text:p text:style-name="P1">Шаги: <text:span text:style-name="T1">Кликанье курсором на кнопку согласия с обработкой данных</text:span></text:p>
      <text:p text:style-name="P1"><text:span text:style-name="T1">Результат: Пункт согласия с обработкой данных отмечается галочкой</text:span></text:p>
      <text:p text:style-name="P1"><text:span text:style-name="T1"/></text:p>
      <text:p text:style-name="P1">Заголовок: Проверка возможности изменить решение относительно согласия на обработку данных на отрицательное</text:p>
      <text:p text:style-name="P1">Предусловие: <text:span text:style-name="T1">Пользователь на </text:span><text:span text:style-name="T2">форме заполнения анкеты. </text:span><text:span text:style-name="T1">Пункт согласия с обработкой данных отмечен галочкой</text:span></text:p>
      <text:p text:style-name="P1">Шаги: <text:span text:style-name="T1">Кликанье курсором на кнопку согласия с обработкой данных</text:span></text:p>
      <text:p text:style-name="P1"><text:span text:style-name="T1">Результат: Пункт согласия с обработкой данных становится пустым</text:span></text:p>
      <text:p text:style-name="P1"><text:span text:style-name="T1"/></text:p>
      <text:p text:style-name="P1">Заголовок: Проверка возможности изменить решение относительно согласия на обработку данных с отрицательного на положительное</text:p>
      <text:p text:style-name="P1">Предусловие: <text:span text:style-name="T1">Пользователь на </text:span><text:span text:style-name="T2">форме заполнения анкеты. </text:span><text:span text:style-name="T1">Пункт согласия с обработкой данных был отмечен галочкой, которую убрали</text:span></text:p>
      <text:p text:style-name="P1">Шаги: <text:span text:style-name="T1">Кликанье курсором на кнопку согласия с обработкой данных</text:span></text:p>
      <text:p text:style-name="P1"><text:span text:style-name="T1">Результат: Пункт согласия с обработкой данных помечается галочкой</text:span></text:p>
      <text:p text:style-name="P1"><text:span text:style-name="T1"/></text:p>
      <text:p text:style-name="P1">Заголовок: Проверка заметного вида ссылки для перехода к условиям передачи информации</text:p>
      <text:p text:style-name="P1">Предусловие: Пользователь на странице <text:span text:style-name="T2">moscow-job</text:span></text:p>
      <text:p text:style-name="P1"><text:span text:style-name="T1">Шаги: Выполнение перехода к форме заполнения анкеты</text:span></text:p>
      <text:p text:style-name="P1"><text:span text:style-name="T1">Результат: Слова «</text:span><text:span text:style-name="T3">обработку личных данных» в пункте «Я даю согласие на обработку личных данных» написаны синим цветом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4T01:51:54.05</meta:creation-date>
    <meta:generator>OpenOffice/4.1.1$Win32 OpenOffice.org_project/411m6$Build-9775</meta:generator>
    <dc:date>2018-09-24T01:58:04.22</dc:date>
    <meta:editing-duration>PT6M10S</meta:editing-duration>
    <meta:editing-cycles>2</meta:editing-cycles>
    <meta:document-statistic meta:table-count="0" meta:image-count="0" meta:object-count="0" meta:page-count="1" meta:paragraph-count="28" meta:word-count="266" meta:character-count="2098"/>
  </office:meta>
</office:document-meta>
</file>